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manifest.rdf" manifest:media-type="application/rdf+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tyles.xml" manifest:media-type="text/xml"/>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22f71" officeooo:paragraph-rsid="00122f71"/>
    </style:style>
    <style:style style:name="P2" style:family="paragraph" style:parent-style-name="Standard">
      <style:text-properties officeooo:rsid="0013704d" officeooo:paragraph-rsid="0013704d"/>
    </style:style>
    <style:style style:name="P3" style:family="paragraph" style:parent-style-name="Standard">
      <style:text-properties officeooo:rsid="0014d924" officeooo:paragraph-rsid="0014d924"/>
    </style:style>
    <style:style style:name="P4" style:family="paragraph" style:parent-style-name="Standard">
      <style:text-properties officeooo:rsid="00159f58" officeooo:paragraph-rsid="00159f58"/>
    </style:style>
    <style:style style:name="P5" style:family="paragraph" style:parent-style-name="Standard">
      <style:text-properties officeooo:rsid="001747d1" officeooo:paragraph-rsid="001747d1"/>
    </style:style>
    <style:style style:name="P6" style:family="paragraph" style:parent-style-name="Standard">
      <style:text-properties officeooo:rsid="00187294" officeooo:paragraph-rsid="00187294"/>
    </style:style>
    <style:style style:name="P7" style:family="paragraph" style:parent-style-name="Standard">
      <style:text-properties officeooo:rsid="0019940f" officeooo:paragraph-rsid="0019940f"/>
    </style:style>
    <style:style style:name="P8" style:family="paragraph" style:parent-style-name="Standard">
      <style:text-properties fo:font-weight="bold" officeooo:rsid="001b2ac6" officeooo:paragraph-rsid="001b2ac6" style:font-weight-asian="bold" style:font-weight-complex="bold"/>
    </style:style>
    <style:style style:name="P9" style:family="paragraph" style:parent-style-name="Standard">
      <style:text-properties fo:font-weight="normal" officeooo:rsid="001b2ac6" officeooo:paragraph-rsid="001b2ac6" style:font-weight-asian="normal" style:font-weight-complex="normal"/>
    </style:style>
    <style:style style:name="P10" style:family="paragraph" style:parent-style-name="Standard">
      <style:text-properties fo:font-weight="normal" officeooo:rsid="001d163e" officeooo:paragraph-rsid="001d163e" style:font-weight-asian="normal" style:font-weight-complex="normal"/>
    </style:style>
    <style:style style:name="P11" style:family="paragraph" style:parent-style-name="Standard">
      <style:text-properties style:text-position="0% 100%" officeooo:rsid="00187294" officeooo:paragraph-rsid="00187294"/>
    </style:style>
    <style:style style:name="P12" style:family="paragraph" style:parent-style-name="Standard">
      <style:text-properties style:text-position="0% 100%" style:font-name="Liberation Serif1" officeooo:rsid="0019940f" officeooo:paragraph-rsid="0019940f"/>
    </style:style>
    <style:style style:name="P13" style:family="paragraph" style:parent-style-name="Standard">
      <style:text-properties style:text-position="0% 100%" style:font-name="Liberation Serif1" fo:font-weight="bold" officeooo:rsid="001b2ac6" officeooo:paragraph-rsid="001b2ac6" style:font-weight-asian="bold" style:font-weight-complex="bold"/>
    </style:style>
    <style:style style:name="P14" style:family="paragraph" style:parent-style-name="Standard">
      <style:text-properties style:text-position="0% 100%" style:font-name="Liberation Serif1" fo:font-weight="bold" officeooo:rsid="00218599" officeooo:paragraph-rsid="00218599" style:font-weight-asian="bold" style:font-weight-complex="bold"/>
    </style:style>
    <style:style style:name="P15" style:family="paragraph" style:parent-style-name="Standard">
      <style:text-properties style:text-position="0% 100%" style:font-name="Liberation Serif1" fo:font-weight="bold" officeooo:rsid="00242ae1" officeooo:paragraph-rsid="00242ae1" style:font-weight-asian="bold" style:font-weight-complex="bold"/>
    </style:style>
    <style:style style:name="P16" style:family="paragraph" style:parent-style-name="Standard">
      <style:text-properties style:text-position="0% 100%" style:font-name="Liberation Serif1" fo:font-weight="bold" officeooo:rsid="00261737" officeooo:paragraph-rsid="00261737" fo:background-color="transparent" style:font-weight-asian="bold" style:font-weight-complex="bold"/>
    </style:style>
    <style:style style:name="P17" style:family="paragraph" style:parent-style-name="Standard">
      <style:text-properties style:text-position="0% 100%" style:font-name="Liberation Serif1" fo:font-weight="bold" officeooo:rsid="0026bcad" officeooo:paragraph-rsid="0026bcad" fo:background-color="transparent" style:font-weight-asian="bold" style:font-weight-complex="bold"/>
    </style:style>
    <style:style style:name="P18" style:family="paragraph" style:parent-style-name="Standard">
      <style:text-properties style:text-position="0% 100%" style:font-name="Liberation Serif1" fo:font-weight="bold" officeooo:rsid="002862bf" officeooo:paragraph-rsid="002862bf" fo:background-color="transparent" style:font-weight-asian="bold" style:font-weight-complex="bold"/>
    </style:style>
    <style:style style:name="P19" style:family="paragraph" style:parent-style-name="Standard">
      <style:text-properties style:text-position="0% 100%" style:font-name="Liberation Serif1" fo:font-weight="bold" officeooo:rsid="002a953f" officeooo:paragraph-rsid="002a953f" fo:background-color="transparent" style:font-weight-asian="bold" style:font-weight-complex="bold"/>
    </style:style>
    <style:style style:name="P20" style:family="paragraph" style:parent-style-name="Standard">
      <style:text-properties style:text-position="0% 100%" style:font-name="Liberation Serif1" fo:font-weight="bold" officeooo:rsid="002c585a" officeooo:paragraph-rsid="002c585a" fo:background-color="transparent" style:font-weight-asian="bold" style:font-weight-complex="bold"/>
    </style:style>
    <style:style style:name="P21" style:family="paragraph" style:parent-style-name="Standard">
      <style:text-properties style:text-position="0% 100%" style:font-name="Liberation Serif1" fo:font-weight="bold" officeooo:rsid="00301da1" officeooo:paragraph-rsid="00301da1" fo:background-color="transparent" style:font-weight-asian="bold" style:font-weight-complex="bold"/>
    </style:style>
    <style:style style:name="P22" style:family="paragraph" style:parent-style-name="Standard">
      <style:text-properties style:text-position="0% 100%" style:font-name="Liberation Serif1" fo:font-weight="normal" officeooo:rsid="001b2ac6" officeooo:paragraph-rsid="001b2ac6" style:font-weight-asian="normal" style:font-weight-complex="normal"/>
    </style:style>
    <style:style style:name="P23" style:family="paragraph" style:parent-style-name="Standard">
      <style:text-properties style:text-position="0% 100%" style:font-name="Liberation Serif1" fo:font-weight="normal" officeooo:rsid="001d163e" officeooo:paragraph-rsid="001b2ac6" style:font-weight-asian="normal" style:font-weight-complex="normal"/>
    </style:style>
    <style:style style:name="P24" style:family="paragraph" style:parent-style-name="Standard">
      <style:text-properties style:text-position="0% 100%" style:font-name="Liberation Serif1" fo:font-weight="normal" officeooo:rsid="001d163e" officeooo:paragraph-rsid="001d163e" style:font-weight-asian="normal" style:font-weight-complex="normal"/>
    </style:style>
    <style:style style:name="P25" style:family="paragraph" style:parent-style-name="Standard">
      <style:text-properties style:text-position="0% 100%" style:font-name="Liberation Serif1" fo:font-weight="normal" officeooo:rsid="00218599" officeooo:paragraph-rsid="00218599" style:font-weight-asian="normal" style:font-weight-complex="normal"/>
    </style:style>
    <style:style style:name="P26" style:family="paragraph" style:parent-style-name="Standard">
      <style:text-properties style:text-position="0% 100%" style:font-name="Liberation Serif1" fo:font-weight="normal" officeooo:rsid="002187a9" officeooo:paragraph-rsid="002187a9" style:font-weight-asian="normal" style:font-weight-complex="normal"/>
    </style:style>
    <style:style style:name="P27" style:family="paragraph" style:parent-style-name="Standard">
      <style:text-properties style:text-position="0% 100%" style:font-name="Liberation Serif1" fo:font-weight="normal" officeooo:rsid="00242ae1" officeooo:paragraph-rsid="00242ae1" style:font-weight-asian="normal" style:font-weight-complex="normal"/>
    </style:style>
    <style:style style:name="P28" style:family="paragraph" style:parent-style-name="Standard">
      <style:text-properties style:text-position="0% 100%" style:font-name="Liberation Serif1" fo:font-weight="normal" officeooo:rsid="0025ee30" officeooo:paragraph-rsid="0025ee30" fo:background-color="transparent" style:font-weight-asian="normal" style:font-weight-complex="normal"/>
    </style:style>
    <style:style style:name="P29" style:family="paragraph" style:parent-style-name="Standard">
      <style:text-properties style:text-position="0% 100%" style:font-name="Liberation Serif1" fo:font-weight="normal" officeooo:rsid="00261737" officeooo:paragraph-rsid="00261737" fo:background-color="transparent" style:font-weight-asian="normal" style:font-weight-complex="normal"/>
    </style:style>
    <style:style style:name="P30" style:family="paragraph" style:parent-style-name="Standard">
      <style:text-properties style:text-position="0% 100%" style:font-name="Liberation Serif1" fo:font-weight="normal" officeooo:rsid="0026ad2c" officeooo:paragraph-rsid="0026ad2c" fo:background-color="transparent" style:font-weight-asian="normal" style:font-weight-complex="normal"/>
    </style:style>
    <style:style style:name="P31" style:family="paragraph" style:parent-style-name="Standard">
      <style:text-properties style:text-position="0% 100%" style:font-name="Liberation Serif1" fo:font-weight="normal" officeooo:rsid="0026bcad" officeooo:paragraph-rsid="0026bcad" fo:background-color="transparent" style:font-weight-asian="normal" style:font-weight-complex="normal"/>
    </style:style>
    <style:style style:name="P32" style:family="paragraph" style:parent-style-name="Standard">
      <style:text-properties style:text-position="0% 100%" style:font-name="Liberation Serif1" fo:font-weight="normal" officeooo:rsid="0027b0eb" officeooo:paragraph-rsid="0027b0eb" fo:background-color="transparent" style:font-weight-asian="normal" style:font-weight-complex="normal"/>
    </style:style>
    <style:style style:name="P33" style:family="paragraph" style:parent-style-name="Standard">
      <style:text-properties style:text-position="0% 100%" style:font-name="Liberation Serif1" fo:font-weight="normal" officeooo:rsid="002a6232" officeooo:paragraph-rsid="002a6232" fo:background-color="transparent" style:font-weight-asian="normal" style:font-weight-complex="normal"/>
    </style:style>
    <style:style style:name="P34" style:family="paragraph" style:parent-style-name="Standard">
      <style:text-properties style:text-position="0% 100%" style:font-name="Liberation Serif1" fo:font-weight="normal" officeooo:rsid="002a953f" officeooo:paragraph-rsid="002a953f" fo:background-color="transparent" style:font-weight-asian="normal" style:font-weight-complex="normal"/>
    </style:style>
    <style:style style:name="P35" style:family="paragraph" style:parent-style-name="Standard">
      <style:text-properties style:text-position="0% 100%" style:font-name="Liberation Serif1" fo:font-weight="normal" officeooo:rsid="002aa7d9" officeooo:paragraph-rsid="002aa7d9" fo:background-color="transparent" style:font-weight-asian="normal" style:font-weight-complex="normal"/>
    </style:style>
    <style:style style:name="P36" style:family="paragraph" style:parent-style-name="Standard">
      <style:text-properties style:text-position="0% 100%" style:font-name="Liberation Serif1" fo:font-weight="normal" officeooo:rsid="002c585a" officeooo:paragraph-rsid="002c585a" fo:background-color="transparent" style:font-weight-asian="normal" style:font-weight-complex="normal"/>
    </style:style>
    <style:style style:name="P37" style:family="paragraph" style:parent-style-name="Standard">
      <style:text-properties style:text-position="0% 100%" style:font-name="Liberation Serif1" fo:font-weight="normal" officeooo:rsid="002e0548" officeooo:paragraph-rsid="002e0548" fo:background-color="transparent" style:font-weight-asian="normal" style:font-weight-complex="normal"/>
    </style:style>
    <style:style style:name="P38" style:family="paragraph" style:parent-style-name="Standard">
      <style:text-properties style:text-position="0% 100%" style:font-name="Liberation Serif1" fo:font-weight="normal" officeooo:rsid="002e3a9b" officeooo:paragraph-rsid="002e3a9b" fo:background-color="transparent" style:font-weight-asian="normal" style:font-weight-complex="normal"/>
    </style:style>
    <style:style style:name="P39" style:family="paragraph" style:parent-style-name="Standard">
      <style:text-properties style:text-position="0% 100%" style:font-name="Liberation Serif1" fo:font-weight="normal" officeooo:rsid="002ec0b6" officeooo:paragraph-rsid="002ec0b6" fo:background-color="transparent" style:font-weight-asian="normal" style:font-weight-complex="normal"/>
    </style:style>
    <style:style style:name="P40" style:family="paragraph" style:parent-style-name="Standard">
      <style:text-properties style:text-position="0% 100%" style:font-name="Liberation Serif1" fo:font-weight="normal" officeooo:rsid="00311255" officeooo:paragraph-rsid="00311255" fo:background-color="transparent" style:font-weight-asian="normal" style:font-weight-complex="normal"/>
    </style:style>
    <style:style style:name="P41" style:family="paragraph" style:parent-style-name="Standard">
      <style:text-properties fo:font-style="italic" fo:font-weight="bold" officeooo:rsid="00122f71" officeooo:paragraph-rsid="00122f71" style:font-style-asian="italic" style:font-weight-asian="bold" style:font-style-complex="italic" style:font-weight-complex="bold"/>
    </style:style>
    <style:style style:name="P42"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text-position="0% 100%" style:font-name="Liberation Serif1" fo:font-weight="normal" officeooo:rsid="0020f5c0" officeooo:paragraph-rsid="001d163e" style:font-weight-asian="normal" style:font-weight-complex="normal"/>
    </style:style>
    <style:style style:name="P43"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text-position="0% 100%" style:font-name="Liberation Serif1" fo:font-weight="normal" officeooo:rsid="0020f5c0" officeooo:paragraph-rsid="0020f5c0" style:font-weight-asian="normal" style:font-weight-complex="normal"/>
    </style:style>
    <style:style style:name="P44"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text-position="0% 100%" style:font-name="Liberation Serif1" fo:font-weight="normal" officeooo:rsid="002187a9" officeooo:paragraph-rsid="002187a9" style:font-weight-asian="normal" style:font-weight-complex="normal"/>
    </style:style>
    <style:style style:name="P45"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text-position="0% 100%" style:font-name="Liberation Serif1" fo:font-weight="normal" officeooo:rsid="00229f87" officeooo:paragraph-rsid="00229f87" style:font-weight-asian="normal" style:font-weight-complex="normal"/>
    </style:style>
    <style:style style:name="P46"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text-position="0% 100%" style:font-name="Liberation Serif1" fo:font-weight="normal" officeooo:rsid="0025ee30" officeooo:paragraph-rsid="0025ee30" style:font-weight-asian="normal" style:font-weight-complex="normal"/>
    </style:style>
    <style:style style:name="P47"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text-position="0% 100%" style:font-name="Liberation Serif1" fo:font-weight="normal" officeooo:rsid="0025ee30" officeooo:paragraph-rsid="0025ee30" fo:background-color="transparent" style:font-weight-asian="normal" style:font-weight-complex="normal"/>
    </style:style>
    <style:style style:name="P48" style:family="paragraph" style:parent-style-name="Standard">
      <style:text-properties style:text-position="0% 100%" style:font-name="Liberation Serif1" fo:font-weight="normal" officeooo:rsid="00242ae1" officeooo:paragraph-rsid="00242ae1" fo:background-color="#ffff00" style:font-weight-asian="normal" style:font-weight-complex="normal"/>
    </style:style>
    <style:style style:name="T1" style:family="text">
      <style:text-properties officeooo:rsid="0014d924"/>
    </style:style>
    <style:style style:name="T2" style:family="text">
      <style:text-properties fo:font-weight="bold" style:font-weight-asian="bold" style:font-weight-complex="bold"/>
    </style:style>
    <style:style style:name="T3" style:family="text">
      <style:text-properties fo:font-weight="bold" officeooo:rsid="001d9151" style:font-weight-asian="bold" style:font-weight-complex="bold"/>
    </style:style>
    <style:style style:name="T4" style:family="text">
      <style:text-properties style:text-position="sub 58%"/>
    </style:style>
    <style:style style:name="T5" style:family="text">
      <style:text-properties style:text-position="sub 58%" style:font-name="Liberation Serif1"/>
    </style:style>
    <style:style style:name="T6" style:family="text">
      <style:text-properties style:text-position="sub 58%" style:font-name="Liberation Serif1" officeooo:rsid="0019940f"/>
    </style:style>
    <style:style style:name="T7" style:family="text">
      <style:text-properties style:text-position="0% 100%"/>
    </style:style>
    <style:style style:name="T8" style:family="text">
      <style:text-properties style:text-position="0% 100%" officeooo:rsid="0019940f"/>
    </style:style>
    <style:style style:name="T9" style:family="text">
      <style:text-properties style:text-position="0% 100%" style:font-name="Liberation Serif1"/>
    </style:style>
    <style:style style:name="T10" style:family="text">
      <style:text-properties style:text-position="0% 100%" style:font-name="Liberation Serif1" officeooo:rsid="0019940f"/>
    </style:style>
    <style:style style:name="T11" style:family="text">
      <style:text-properties style:text-position="0% 100%" style:font-name="Liberation Serif1" officeooo:rsid="001d163e"/>
    </style:style>
    <style:style style:name="T12" style:family="text">
      <style:text-properties officeooo:rsid="00229f87"/>
    </style:style>
    <style:style style:name="T13" style:family="text">
      <style:text-properties fo:background-color="#ffff00" loext:char-shading-value="0"/>
    </style:style>
    <style:style style:name="T14" style:family="text">
      <style:text-properties style:text-underline-style="solid" style:text-underline-width="auto" style:text-underline-color="font-color" fo:background-color="transparent" loext:char-shading-value="0"/>
    </style:style>
    <style:style style:name="T15" style:family="text">
      <style:text-properties style:text-underline-style="none" fo:background-color="transparent" loext:char-shading-value="0"/>
    </style:style>
    <style:style style:name="T16" style:family="text">
      <style:text-properties fo:background-color="transparent" loext:char-shading-value="0"/>
    </style:style>
    <style:style style:name="T17" style:family="text">
      <style:text-properties officeooo:rsid="002c585a"/>
    </style:style>
    <style:style style:name="T18" style:family="text">
      <style:text-properties officeooo:rsid="002e3a9b"/>
    </style:style>
    <style:style style:name="T19" style:family="text">
      <style:text-properties officeooo:rsid="003273f0"/>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Basic Space Plasma Physics, by Wolfganga Baumjohann and Rudolf A. Treumann.</text:p>
      <text:p text:style-name="P41">Imperial College Press, 1999, ISBN 1-86094-079-X.</text:p>
      <text:p text:style-name="P1"/>
      <text:p text:style-name="P1">Magnetospheric Currents pp-8, <text:span text:style-name="T1">9.</text:span></text:p>
      <text:p text:style-name="P2">Como en el VS, iones y electrones se mueven en conjunto ocasionando flujos volumétricos de estas partículas. En otros casos, pueden moverse con direcciones opuestas, lo que da lugar a corrientes eléctricas. Tales corrientes tienen gran importancia para la dinámica del plasma terrestre pues constituye transporte de carga, masa, momentum y energía, Además, el flujo de estas corrientes también puede inducir campos magnéticos. Estos campos inducidos tienen efectos importantes sobre los campos magnéticos ya presentes, como el CTM.</text:p>
      <text:p text:style-name="P2"/>
      <text:p text:style-name="P3">En la superficie de la magnetopausa se observa una corriente del lado día. En el lado noche se encuentra otra corriente fluyendo en direcciones hacia afuera de la Tierra y hacia adentro. Se conoce como corriente de magneto cola. Entre los lóbulos de la magneto cola, se encuentra una hoja de corriente neutra que forman un sistema de corrientes. Otra corriente de gran escala es la corriente del anillo. Esta fluye alrededor de la Tierra con una dirección hacia el oestey con una distancia radial de entre 3 y 8 radios terrestres. </text:p>
      <text:p text:style-name="P3"/>
      <text:p text:style-name="P3">También existen sistemas de corrientes en la ionosfera, siendo el electrojet auroral y ecuatorial los mas notables, además de la Sq que se forma a latitudes medias del lado día. También existen corrientes que son paralelas o alineadas a las líneas de CMT. Estas son las corrientes de Birkeland.</text:p>
      <text:p text:style-name="P3"/>
      <text:p text:style-name="P4"><text:span text:style-name="T2">3.5 Corriente del anillo. </text:span><text:span text:style-name="T3">Pp 43, 45</text:span></text:p>
      <text:p text:style-name="P5">Las partículas atrapadas en la magnetosfera, con el tiempo comienzan a tener un movimiento de deriva por gradiente y por curvatura. Esto implica que, dependiendo de su carga, van a moverse en direcciones opuestas, siendo que los iones se desplazan de oeste a este y los electrones de este a oeste. Este flujo de partículas da lugar a la corriente del anillo. La circulación de esta corriente induce un campo magnético que en situaciones tranquilas es de carácter despreciable. Sin embargo, bajo ciertas circunstancias puede dar lugar a perturbaciones magnéticas que son detectadas en la superficie y en regiones ecuatoriales.</text:p>
      <text:p text:style-name="P5"/>
      <text:p text:style-name="P8">Perturbación magnética</text:p>
      <text:p text:style-name="P6">La corriente I<text:span text:style-name="T4">L</text:span><text:span text:style-name="T7"> causada por las partículas en la corriente del anillo que se divide en capas L, se relacionan con la densidad de corriente como </text:span><text:span text:style-name="T7"><draw:frame draw:style-name="fr1" draw:name="Objeto1" text:anchor-type="as-char" svg:y="-0.377cm" svg:width="2.224cm" svg:height="0.531cm" draw:z-index="0"><draw:object xlink:href="./Object 1" xlink:type="simple" xlink:show="embed" xlink:actuate="onLoad"/><draw:image xlink:href="./ObjectReplacements/Object 1" xlink:type="simple" xlink:show="embed" xlink:actuate="onLoad"/></draw:frame></text:span><text:span text:style-name="T7">. Al integrar por sobre el elemento de circunferencia dl, y el volumen dV, notamos que la energía total de todas las partículas en la corriente a cierta distancia radial está dada por </text:span><text:span text:style-name="T7"><draw:frame draw:style-name="fr1" draw:name="Objeto2" text:anchor-type="as-char" svg:y="-0.462cm" svg:width="2.529cm" svg:height="0.637cm" draw:z-index="1"><draw:object xlink:href="./Object 2" xlink:type="simple" xlink:show="embed" xlink:actuate="onLoad"/><draw:image xlink:href="./ObjectReplacements/Object 2" xlink:type="simple" xlink:show="embed" xlink:actuate="onLoad"/></draw:frame></text:span><text:span text:style-name="T7">, y que la circunferencia total es simplemente </text:span><text:span text:style-name="T7"><draw:frame draw:style-name="fr1" draw:name="Objeto3" text:anchor-type="as-char" svg:y="-0.462cm" svg:width="2.632cm" svg:height="0.637cm" draw:z-index="2"><draw:object xlink:href="./Object 3" xlink:type="simple" xlink:show="embed" xlink:actuate="onLoad"/><draw:image xlink:href="./ObjectReplacements/Object 3" xlink:type="simple" xlink:show="embed" xlink:actuate="onLoad"/></draw:frame></text:span></text:p>
      <text:p text:style-name="P6"><text:span text:style-name="T7"><draw:frame draw:style-name="fr1" draw:name="Objeto4" text:anchor-type="as-char" svg:y="-0.683cm" svg:width="2.524cm" svg:height="1.184cm" draw:z-index="3"><draw:object xlink:href="./Object 4" xlink:type="simple" xlink:show="embed" xlink:actuate="onLoad"/><draw:image xlink:href="./ObjectReplacements/Object 4" xlink:type="simple" xlink:show="embed" xlink:actuate="onLoad"/></draw:frame></text:span><text:span text:style-name="T7"> 3.27</text:span></text:p>
      <text:p text:style-name="P6"><text:span text:style-name="T7">La perturbación del campo en dirección oeste de la corriente del anillo es opuesta al dipolo magnético terrestre </text:span><text:span text:style-name="T7"><draw:frame draw:style-name="fr1" draw:name="Objeto5" text:anchor-type="as-char" svg:y="-0.683cm" svg:width="3.57cm" svg:height="1.184cm" draw:z-index="4"><draw:object xlink:href="./Object 5" xlink:type="simple" xlink:show="embed" xlink:actuate="onLoad"/><draw:image xlink:href="./ObjectReplacements/Object 5" xlink:type="simple" xlink:show="embed" xlink:actuate="onLoad"/></draw:frame></text:span></text:p>
      <text:p text:style-name="P11"/>
      <text:p text:style-name="P6"><text:span text:style-name="T7">La perturbación del CM causado por la corriente del anillo también debe incluir la contribución diamagnética debido al movimiento ciclotron de las partículas en la corriente de anillo. </text:span><text:span text:style-name="T8">Al asumir un </text:span><text:soft-page-break/><text:span text:style-name="T8">angulo </text:span><text:span text:style-name="T10">α</text:span><text:span text:style-name="T6">eq</text:span><text:span text:style-name="T10"> = 90°, tenemos que el campo diamagnético en el centro de la tierra ocasionado por las partículas orbitando en capas L es </text:span><text:span text:style-name="T10"><draw:frame draw:style-name="fr1" draw:name="Objeto6" text:anchor-type="as-char" svg:y="-0.619cm" svg:width="2.963cm" svg:height="1.122cm" draw:z-index="5"><draw:object xlink:href="./Object 6" xlink:type="simple" xlink:show="embed" xlink:actuate="onLoad"/><draw:image xlink:href="./ObjectReplacements/Object 6" xlink:type="simple" xlink:show="embed" xlink:actuate="onLoad"/></draw:frame></text:span></text:p>
      <text:p text:style-name="P12">mientras que el campo magnético generado por las partículas de la corriente del anillo es </text:p>
      <text:p text:style-name="P12"><draw:frame draw:style-name="fr1" draw:name="Objeto7" text:anchor-type="as-char" svg:y="-0.683cm" svg:width="2.879cm" svg:height="1.184cm" draw:z-index="6"><draw:object xlink:href="./Object 7" xlink:type="simple" xlink:show="embed" xlink:actuate="onLoad"/><draw:image xlink:href="./ObjectReplacements/Object 7" xlink:type="simple" xlink:show="embed" xlink:actuate="onLoad"/></draw:frame></text:p>
      <text:p text:style-name="P12"/>
      <text:p text:style-name="P7"><text:span text:style-name="T9">Todas estas contribuciones son agregadas al CMT ya que el dipolo terrestre y los momentos magnéticos de las partículas en la corriente están co-alineados. Así, obtenemos que la disminución al dipolo terrestre ocasionada por la actividad en la corriente del anillo </text:span><text:span text:style-name="T9"><draw:frame draw:style-name="fr1" draw:name="Objeto9" text:anchor-type="as-char" svg:y="-0.377cm" svg:width="3.089cm" svg:height="0.531cm" draw:z-index="7"><draw:object xlink:href="./Object 9" xlink:type="simple" xlink:show="embed" xlink:actuate="onLoad"/><draw:image xlink:href="./ObjectReplacements/Object 9" xlink:type="simple" xlink:show="embed" xlink:actuate="onLoad"/></draw:frame></text:span><text:span text:style-name="T9">en el centro de la tierra es:</text:span></text:p>
      <text:p text:style-name="P7"><text:span text:style-name="T9"><text:s/></text:span><text:span text:style-name="T9"><draw:frame draw:style-name="fr1" draw:name="Objeto8" text:anchor-type="as-char" svg:y="-0.683cm" svg:width="3.217cm" svg:height="1.184cm" draw:z-index="8"><draw:object xlink:href="./Object 8" xlink:type="simple" xlink:show="embed" xlink:actuate="onLoad"/><draw:image xlink:href="./ObjectReplacements/Object 8" xlink:type="simple" xlink:show="embed" xlink:actuate="onLoad"/></draw:frame></text:span><text:span text:style-name="T9"> </text:span><text:span text:style-name="T11">3.3</text:span></text:p>
      <text:p text:style-name="P12"/>
      <text:p text:style-name="P13">Tormentas geomagnéticas</text:p>
      <text:p text:style-name="P22">Bajo ciertas condiciones, es posible la inyección de partículas de la cola a la corriente del anillo, principalmente mediante un incremento en el campo electrico de dirección atardecer-amanecer. De esta forma, se genera un aumento en la actividad de la corriente del anillo, por lo que la depresión del campo magnético terrestre ocasionado por la misma corriente, se ve aumentada. Estas depresiones temporales son conocidas como tormentas magnéticas.</text:p>
      <text:p text:style-name="P22"/>
      <text:p text:style-name="P9"><text:span text:style-name="T9">Una TGM tiene dos fases. Por algunas horas, o días, un increment</text:span><text:span text:style-name="T11">ado</text:span><text:span text:style-name="T9"> campo eléctrico </text:span><text:span text:style-name="T11">inyecta más y más partículas a la magnetosfera interna, lo que genera una intensa corriente de anillo. Luego de uno o dos días, la amplitud del campo eléctrico y su taza de inyección disminuye hasta regresar a las condiciones normales. Es desde este momento que inicia la fase de recuperación donde la corriente de anillo pierde partículas debido al intercambio de cargas y a la dispersión por ángulo de paso. Esta fase de recuperación puede durar varios días.</text:span></text:p>
      <text:p text:style-name="P23"/>
      <text:p text:style-name="P10"><text:span text:style-name="T9">La depresión del dipolo terrestre de la ecuación 3.3 puede ser usada para estimar la cantidad de energía adicional depositada en la corriente durante una tormenta geomagnética, al aproximar ΔB</text:span><text:span text:style-name="T5">R </text:span><text:span text:style-name="T9">por el promedio de la depresión del dipolo terrestre superficial en regiones ecuatoriales, usualmente tomado del índice Dst. Este representa el promedio de perturbación del CMT en el ecuador y es calculado con base en registros de observatorios de bajas latitudes. Ya que este índice puede verse afectado por otras fuentes aparte de la corriente, uno puede usar la mitad del valor Dst para obtener un límite inferior para la diferencia de energía total </text:span><text:span text:style-name="T9"><draw:frame draw:style-name="fr1" draw:name="Objeto10" text:anchor-type="as-char" svg:y="-0.437cm" svg:width="3.958cm" svg:height="0.591cm" draw:z-index="9"><draw:object xlink:href="./Object 10" xlink:type="simple" xlink:show="embed" xlink:actuate="onLoad"/><draw:image xlink:href="./ObjectReplacements/Object 10" xlink:type="simple" xlink:show="embed" xlink:actuate="onLoad"/></draw:frame></text:span></text:p>
      <text:p text:style-name="P24">Al sustituir con valores de medición, <text:s/>observamos que una disminución de 1 nT es causada por un incremento de energía en la corriente del anillo de más de 2X10¹³ J. Asumiendo que toda la corriente esté concentrada a L=5, encontramos que la corriente de anillo descrita por 3.27 de una depresión de 1 nT.</text:p>
      <text:p text:style-name="P42"/>
      <text:p text:style-name="P43">¿puede una TGM afectar el sistema de corriente ionosférica SQ? Si es así, cómo o de qué forma?Investigar cómo afectaría la ionosfera en la región de México.</text:p>
      <text:p text:style-name="P14">Equatorial electrojet pp 69<text:span text:style-name="T12">-70</text:span></text:p>
      <text:p text:style-name="P25">La intensidad de la corriente Eq EJ depende de corrientes SQ, geometría del CTM y la incidencia de la radiación solar que causan un incremento en la conductividad lo que permite una amplificación de la intensidad de la corriente.</text:p>
      <text:p text:style-name="P26"><text:soft-page-break/>En estas regiones, CMT es horizontal a la superficie terrestre en el <text:s/>ecuador mag. Su dirección es de sur a norte a lo largo de un eje x. La corriente SQ de Pedersen fluye hacia el Este en dir y paralelo al E primario ionosférico E<text:span text:style-name="T4">py</text:span> . <text:s/>Este Campo E genera una corriente de Hall que fluye verticalmente hacia abajo en la dir z ocasionando una separación de cargas en la ionosfera ecuatorial, con cargas – acumulandose en los bordes y las + en la base de la capa altamente conductiva. Este espacio de distribución de carga da lugar a una segunda polarización <text:s/>de E<text:span text:style-name="T4">sz</text:span> . Dirigida verticalmente de la base hacia la cima de la ionosfera conductiva. Esta polarización genera una corriente de Pedersen Vertical que se opone a la de Hall hasta que se compensan. Esto resulta en un equilibrio donde no hay flujo vertical que da lugar a un E vertical sec. Adicionalmente, la seg polarización da lugar a una corriente H sec fluyendo hacia dir y.</text:p>
      <text:p text:style-name="P26"/>
      <text:p text:style-name="P44">La corriente total en dir este consiste en la suma de la Pedersen primaria y H sec.</text:p>
      <text:p text:style-name="P45">La corriente intensa de jet genera una perturbación del CMT que lo debilita en la componente H encima de los 600 km a lo largo del ecuador, similar al efecto de la corriente de anillo. Típicas perturbaciones del campo cerca del medio día del Ec Mag son del orden de 50-100 nT.</text:p>
      <text:p text:style-name="P25"/>
      <text:p text:style-name="P15">Convection and substorms pp 73</text:p>
      <text:p text:style-name="P27">El plasma magnetosférico y las líneas de campo se mueven juntas y circulan bajo la influencia de dos fuerzas externas. <text:span text:style-name="T13">La mayor fuente de energía para la circulación del plasma y líneas de campo en la MT externa es la energía cinética del VS. En la Mt interna, el mov del plasma es dominado por la rotación diaria de la Tierra.</text:span></text:p>
      <text:p text:style-name="P48"/>
      <text:p text:style-name="P46"><text:span text:style-name="T16">Las partículas de plasma frío en el plasma MT están limitadas a una línea de campo específica que no pueden dejar a menos que se efectúe un efecto colectivo como la colisión anomala mencionada en pp 72 lo que conduce a una violación de las invariantes adiabáticas. Incluso las más energéticas (en regiones sin grad de CM intenso o de curvatura) permanceran en sus líneas. </text:span><text:span text:style-name="T14">Esto tiene una consecuencia importante.</text:span><text:span text:style-name="T15"> Que a donde sea que se mueva la línea, lo harán las partículas. Lo mismo va por el plasma en mov. </text:span></text:p>
      <text:p text:style-name="P28">Bajo la influencia de una resistencia finita en el plasma, un CM tiende a difundirse a través del plasma y a “suavizarse” fuera de cualquier inhomogeneidad.</text:p>
      <text:p text:style-name="P47">Considerando LCM que se expanden y se mueven hacia otras, van a sobreposicionarse, se van a sumar vectorialmente, por lo que habrá una modificación topológica de la estructura magnética.</text:p>
      <text:p text:style-name="P29">Cuando la conductividad tiende al infinito, la longitud característica del B es muy larga, por lo que el decaimiento o tiempo de difusión se vuelve extremmadamente largo, por lo que el CM no será capaz de difundirse a través del plasma.</text:p>
      <text:p text:style-name="P29"/>
      <text:p text:style-name="P29">Así queda claro que el CM no se difunde eficientemente a través del plasma.</text:p>
      <text:p text:style-name="P29"/>
      <text:p text:style-name="P29">La situación cambia en región E donde la frecuencia de col es grande y la conductividad baja. </text:p>
      <text:p text:style-name="P29"/>
      <text:p text:style-name="P16">Hydromagnetic theorem</text:p>
      <text:p text:style-name="P30">Cuando la difusión magnética se vuelve despreciable, hablamos de flujo magnético congelado. Esto puede discutirse en el caso de un plasma en movimiento pero con una resistencia eléctrica despreciable. La eq 5.7 para este caso es identica a la de vorticidad en teoría de fluidos no viscosos y se interpreta como que cualquier línea de vortice se mueve con el fluido. Esta eq 5.7 implica que cualquier cambio en el campo es como si LCM fueran restringidas a moverse con el plasma.</text:p>
      <text:p text:style-name="P30"><text:soft-page-break/>Esta eq implica que la inducción magnetica total encerrada por un loop cerrado permanece sin cambios incluso si cada punto del bucle cerrado se mueve con diferentes vel locales. Así las LCM están congeladas en el plasma y se identifican como unidas a el. A estas se les conoce como tubos de flujo.</text:p>
      <text:p text:style-name="P30"/>
      <text:p text:style-name="P17">Magnetic Merging</text:p>
      <text:p text:style-name="P31">Hay un caso donde el flujo congelado y su ruptura son de gran importancia. Este es cuando hay fusión de campos donde las líneas se cortan y se reconectan a otras. </text:p>
      <text:p text:style-name="P31"/>
      <text:p text:style-name="P31">Para ello debemos considerar dos B de lineas antiparalelas en el plasma. Donde sea que las líneas se muevan unas hacia otras, así como el flujo y donde el número de R sea igual o mayor a 1, incluso en un espacio pequeño debido a colisiones anomalas, el CM puede desvanecerse debido a la difusión en ese punto particular. El resultado es una configuración tipo X, con el CM siendo 0 en el centro de la X, siendo ese el punto magnético neutral. Las LC formando la X y pasando a través del punto neutro son llamados separatríces.</text:p>
      <text:p text:style-name="P31"/>
      <text:p text:style-name="P32">Como resultado, las líneas de campo son transportadas hacia el punto neutro de un lado al otro. En el punto neutro, las líneas antiparalelas son cortadas en mitades y se conectan con las líneas del otro campo. Así, las líneas fusionadas son expulsadas del punto neutro. Las líneas unidas son entonces pobladas por una mezcla de plasma de ambos lados. Lo que tarden los tubos de flujo opuesto que son empujados entre sí de ambos lados y lo que tarde la resistividad anómala que permite al CM desvanecerse, el pequeño volumen en el espacio donde las líneas estan unidas permanecerán así.</text:p>
      <text:p text:style-name="P32"/>
      <text:p text:style-name="P18">CONVECTION ELECTRIC FIELD 5.2 PP 79</text:p>
      <text:p text:style-name="P33">La deriva concurrente del plasma y LC como un todo es usualmente llamado conmvección. Debido a la conductividad infinita, el E es 0 en el marco de referencia en movimiento con el plasma y los tubos a una velocidad v. Sin embargo, de acuerdo con la trans de Lorentz 2.21, un observador en marco de referencia ajustado a la Tierra medirá un E de <draw:frame draw:style-name="fr1" draw:name="Objeto11" text:anchor-type="as-char" svg:y="-0.377cm" svg:width="2.39cm" svg:height="0.531cm" draw:z-index="10"><draw:object xlink:href="./Object 11" xlink:type="simple" xlink:show="embed" xlink:actuate="onLoad"/><draw:image xlink:href="./ObjectReplacements/Object 11" xlink:type="simple" xlink:show="embed" xlink:actuate="onLoad"/></draw:frame></text:p>
      <text:p text:style-name="P33">A este E se le conoce como E convectivo.</text:p>
      <text:p text:style-name="P33"/>
      <text:p text:style-name="P19">Merging and reconnection</text:p>
      <text:p text:style-name="P34">La principal fuente de momento de la convección magnetosférica es el momento transmitido por el flujo del VS. Según la ec 5.11, el flujo del VS magnetizado representa un E en el marco de referencia de la Tierra. Pero ya que este no puede penetrar la MT, este E no puede penetrar directamente la MT tampoco. Sin embargo, si el CMI tiene una componente de dirección sur, el CMT con dir norte en el lado día de la MT pausa se producirá una reconexión.</text:p>
      <text:p text:style-name="P34"/>
      <text:p text:style-name="P35">Cuando el CMI z sur se encuentra con el CMT z norte que tiene su “pie” en la Tierra, se van a fusionar y serán divididas en dos líneas abiertas, las cuales de un extremo estarán conectadas a la Tierra y el otro lado será estirado por el arrastre del VS. Subsecuentemente, el VS transportará estas líneas hacia el lado noche a través de las cúspides polares y debido a la rigidez de las líneas, la tensión magnética (7.3) , la parte magnetosférica de la línea será transportada hacia la cola.</text:p>
      <text:p text:style-name="P35"/>
      <text:p text:style-name="P35">En el lado noche, alrededor de 100-200 Rt, las dos mitades de líneas de campo abiertas se reencontrarán y reconectarán, dejando un cerrado pero estrecho línea de campo terrestre en la Mt cola y una línea de campo del V solar abierta en la cola. Debido a la tensión magnética, la línea de campo en la cola <text:span text:style-name="T17">se relaja y se acorta en la dirección este. Durante esta relajación, se transporta plasma.</text:span></text:p>
      <text:p text:style-name="P36">Bajo condiciones de equilibrio, la línea de campo será llevada hacia el lado día de la MT y reemplazará la línea terrestre .</text:p>
      <text:p text:style-name="P36"/>
      <text:p text:style-name="P36"><text:soft-page-break/>La reconexión en lado día y noche ocurren a lo largo de una línea. Tal línea se conoce como línea X. Esta se alinea más o menos perpendicularmente con el plano mostrado en fig 5.4. También se le conoce como línea neutra.</text:p>
      <text:p text:style-name="P36"/>
      <text:p text:style-name="P20">Convection electric field</text:p>
      <text:p text:style-name="P37">La circulación del lado día por encima de los polos <text:span text:style-name="T18">hacia la Mt cola y de regreso al lado día cerca del plano ecuatorial no solo es experimentado por las líneas de campo terrestres, sino por las partículas que giran en ellos. De aquí que la combinación magnética genere un flujo de plasma hacia la cola en las líneas abiertas a través de las capas polares y los lóbulos magnetosféricos y complete el ciclo debido a una convección en dirección solar en la Mt interna.</text:span></text:p>
      <text:p text:style-name="P37"/>
      <text:p text:style-name="P38">Tormentas magnéticas que son causadas por un aumento en la convección, ocurren durante periodos prolongados de CMI sur.</text:p>
      <text:p text:style-name="P38"/>
      <text:p text:style-name="P39">El transporte de plasma con dirección solar en la MT interna ocasionada por reconexión es, por un observador terrestre, equivalente a un E convectivo. La dif de potencial total entre amanecer y atardecer en la MT pausa corresponde a aprox 50-100 kV. Tomando un promedio a una sección transversal de aprox 30 Rt, esta cantidad de amanecer-atardecer del campo es de 0.2-0.5 mV/m.</text:p>
      <text:p text:style-name="P39"/>
      <text:p text:style-name="P39">Este campo E am-at puede asumirse como homogéneo en primera aprox. Lo mismo va para el potencial eléctrico asociado definido por: <draw:frame draw:style-name="fr1" draw:name="Objeto12" text:anchor-type="as-char" svg:y="-0.377cm" svg:width="2.11cm" svg:height="0.531cm" draw:z-index="11"><draw:object xlink:href="./Object 12" xlink:type="simple" xlink:show="embed" xlink:actuate="onLoad"/><draw:image xlink:href="./ObjectReplacements/Object 12" xlink:type="simple" xlink:show="embed" xlink:actuate="onLoad"/></draw:frame>5.12</text:p>
      <text:p text:style-name="P39"/>
      <text:p text:style-name="P39">En coordenadas polares: <draw:frame draw:style-name="fr1" draw:name="Objeto13" text:anchor-type="as-char" svg:y="-0.377cm" svg:width="3.387cm" svg:height="0.531cm" draw:z-index="12"><draw:object xlink:href="./Object 13" xlink:type="simple" xlink:show="embed" xlink:actuate="onLoad"/><draw:image xlink:href="./ObjectReplacements/Object 13" xlink:type="simple" xlink:show="embed" xlink:actuate="onLoad"/></draw:frame></text:p>
      <text:p text:style-name="P39">donde Lrt es la distancia radial y psi es azimut.</text:p>
      <text:p text:style-name="P39"/>
      <text:p text:style-name="P21">5.3 Corotation and plasma esfera.</text:p>
      <text:p text:style-name="P40">Para obtener el movimiento completo del plasma magnetosférico hace falta otro componente: la rotación terrestre. </text:p>
      <text:p text:style-name="P40">Las partículas neutras de la atm corotan con la Tierra y forzan al plasma ionosférico a co-rotar. Esta condición es válida para ionosfera de lat media y baja. </text:p>
      <text:p text:style-name="P40"/>
      <text:p text:style-name="P40">Despreciando las condiciones polares, la co-rotación del plasma y los tubos son, para un observador no rotador, equivalentes a un E. <text:s/><draw:frame draw:style-name="fr1" draw:name="Objeto14" text:anchor-type="as-char" svg:y="-0.386cm" svg:width="3.387cm" svg:height="0.54cm" draw:z-index="13"><draw:object xlink:href="./Object 14" xlink:type="simple" xlink:show="embed" xlink:actuate="onLoad"/><draw:image xlink:href="./ObjectReplacements/Object 14" xlink:type="simple" xlink:show="embed" xlink:actuate="onLoad"/></draw:frame> 5.17.</text:p>
      <text:p text:style-name="P40">Al usar 3.8, Obtenemos el E corotatorio en el plano ecuatorial: <draw:frame draw:style-name="fr1" draw:name="Objeto15" text:anchor-type="as-char" svg:y="-0.437cm" svg:width="3.163cm" svg:height="0.591cm" draw:z-index="14"><draw:object xlink:href="./Object 15" xlink:type="simple" xlink:show="embed" xlink:actuate="onLoad"/><draw:image xlink:href="./ObjectReplacements/Object 15" xlink:type="simple" xlink:show="embed" xlink:actuate="onLoad"/></draw:frame></text:p>
      <text:p text:style-name="P40"/>
      <text:p text:style-name="P40">Dentro de la plasmaesfera, el E es dirigido hacia adentro y la corotación domina. El plasma aquí es frío y originado en la ionosfera. Por fuera de esta región, los potenciales contornos son abiertos y el E tiene un intenso componente de dirección atardecer y un tubo de flujo magnético se encontrará en algún punto en el lado día de la Mt pausa y perderá plasma en la MT hoja. <text:span text:style-name="T19">Esa es la razón del intenso gradiente entre la plasma esfera y su entorn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9-10T12:05:21.241169697</meta:creation-date>
    <meta:editing-duration>PT1H38M49S</meta:editing-duration>
    <meta:editing-cycles>12</meta:editing-cycles>
    <meta:generator>LibreOffice/5.3.6.1$Linux_X86_64 LibreOffice_project/30$Build-1</meta:generator>
    <dc:date>2021-12-13T19:58:03.067472770</dc:date>
    <meta:document-statistic meta:table-count="0" meta:image-count="0" meta:object-count="15" meta:page-count="5" meta:paragraph-count="65" meta:word-count="2600" meta:character-count="15055" meta:non-whitespace-character-count="12497"/>
  </office:meta>
</office:document-meta>
</file>

<file path=Object 1/content.xml><?xml version="1.0" encoding="utf-8"?>
<math xmlns="http://www.w3.org/1998/Math/MathML" display="block">
  <semantics>
    <mrow>
      <msub>
        <mi>I</mi>
        <mi>L</mi>
      </msub>
      <mrow>
        <mi mathvariant="italic">dl</mi>
        <mo stretchy="false">=</mo>
        <msub>
          <mi>j</mi>
          <mi>d</mi>
        </msub>
      </mrow>
      <mi mathvariant="italic">dV</mi>
    </mrow>
    <annotation encoding="StarMath 5.0">I_L dl= j_d dV</annotation>
  </semantics>
</math>
</file>

<file path=Object 10/content.xml><?xml version="1.0" encoding="utf-8"?>
<math xmlns="http://www.w3.org/1998/Math/MathML" display="block">
  <semantics>
    <mrow>
      <mi mathvariant="normal">Δ</mi>
      <mrow>
        <msub>
          <mi>U</mi>
          <mi>R</mi>
        </msub>
        <mo stretchy="false">≥</mo>
        <mi mathvariant="normal">π</mi>
      </mrow>
      <msubsup>
        <mi mathvariant="normal">μ</mi>
        <mn>0</mn>
        <mrow>
          <mo stretchy="false">−</mo>
          <mn>1</mn>
        </mrow>
      </msubsup>
      <msub>
        <mi>B</mi>
        <mi>T</mi>
      </msub>
      <msubsup>
        <mi>R</mi>
        <mi>T</mi>
        <mn>3</mn>
      </msubsup>
      <mi mathvariant="italic">Dst</mi>
    </mrow>
    <annotation encoding="StarMath 5.0">%DELTA U_R &gt;= %pi %mu_0^{ -1 } B_T R_T^3 Dst</annotation>
  </semantics>
</math>
</file>

<file path=Object 11/content.xml><?xml version="1.0" encoding="utf-8"?>
<math xmlns="http://www.w3.org/1998/Math/MathML" display="block">
  <semantics>
    <mrow>
      <msub>
        <mi>E</mi>
        <mi>c</mi>
      </msub>
      <mo stretchy="false">=</mo>
      <mrow>
        <mrow>
          <mo stretchy="false">−</mo>
          <msub>
            <mi>V</mi>
            <mi>c</mi>
          </msub>
        </mrow>
        <mo stretchy="false">×</mo>
        <mi>B</mi>
      </mrow>
    </mrow>
    <annotation encoding="StarMath 5.0">E_c = -V_c times B</annotation>
  </semantics>
</math>
</file>

<file path=Object 12/content.xml><?xml version="1.0" encoding="utf-8"?>
<math xmlns="http://www.w3.org/1998/Math/MathML" display="block">
  <semantics>
    <mrow>
      <mrow>
        <msub>
          <mi>E</mi>
          <mi>c</mi>
        </msub>
        <mo stretchy="false">=</mo>
        <mrow>
          <mo stretchy="false">−</mo>
          <mo stretchy="false">∇</mo>
        </mrow>
      </mrow>
      <msub>
        <mi mathvariant="normal">ϕ</mi>
        <mi>c</mi>
      </msub>
    </mrow>
    <annotation encoding="StarMath 5.0">E_c  = - nabla  %phi_c</annotation>
  </semantics>
</math>
</file>

<file path=Object 13/content.xml><?xml version="1.0" encoding="utf-8"?>
<math xmlns="http://www.w3.org/1998/Math/MathML" display="block">
  <semantics>
    <mrow>
      <mrow>
        <msub>
          <mi mathvariant="normal">ϕ</mi>
          <mi>c</mi>
        </msub>
        <mo stretchy="false">=</mo>
        <mrow>
          <mo stretchy="false">−</mo>
          <msub>
            <mi>E</mi>
            <mi>c</mi>
          </msub>
        </mrow>
      </mrow>
      <mi>L</mi>
      <msub>
        <mi>R</mi>
        <mi>T</mi>
      </msub>
      <mi>sin</mi>
      <mi mathvariant="normal">ψ</mi>
    </mrow>
    <annotation encoding="StarMath 5.0">%phi_c = -E_c L R_T sin %psi</annotation>
  </semantics>
</math>
</file>

<file path=Object 14/content.xml><?xml version="1.0" encoding="utf-8"?>
<math xmlns="http://www.w3.org/1998/Math/MathML" display="block">
  <semantics>
    <mrow>
      <msub>
        <mi>E</mi>
        <mi mathvariant="italic">cr</mi>
      </msub>
      <mo stretchy="false">=</mo>
      <mrow>
        <mrow>
          <mo stretchy="false">−</mo>
          <mrow>
            <mo fence="true" stretchy="false">(</mo>
            <mrow>
              <mrow>
                <msub>
                  <mi mathvariant="normal">Ω</mi>
                  <mi>E</mi>
                </msub>
                <mo stretchy="false">×</mo>
                <mi>r</mi>
              </mrow>
            </mrow>
            <mo fence="true" stretchy="false">)</mo>
          </mrow>
        </mrow>
        <mo stretchy="false">×</mo>
        <mi>B</mi>
      </mrow>
    </mrow>
    <annotation encoding="StarMath 5.0">E_cr = -( %OMEGA_E times r ) times B</annotation>
  </semantics>
</math>
</file>

<file path=Object 15/content.xml><?xml version="1.0" encoding="utf-8"?>
<math xmlns="http://www.w3.org/1998/Math/MathML" display="block">
  <semantics>
    <mrow>
      <mrow>
        <msub>
          <mi>E</mi>
          <mi mathvariant="italic">cr</mi>
        </msub>
        <mo stretchy="false">=</mo>
        <msub>
          <mi mathvariant="normal">ω</mi>
          <mi>E</mi>
        </msub>
      </mrow>
      <msub>
        <mi>B</mi>
        <mi>E</mi>
      </msub>
      <mrow>
        <msub>
          <mi>R</mi>
          <mi>E</mi>
        </msub>
        <mo stretchy="false">/</mo>
        <msup>
          <mi>L</mi>
          <mn>2</mn>
        </msup>
      </mrow>
    </mrow>
    <annotation encoding="StarMath 5.0">E_cr = %omega_E B_E R_E/ L^2</annotation>
  </semantics>
</math>
</file>

<file path=Object 2/content.xml><?xml version="1.0" encoding="utf-8"?>
<math xmlns="http://www.w3.org/1998/Math/MathML" display="block">
  <semantics>
    <mrow>
      <msub>
        <mi>U</mi>
        <mi>L</mi>
      </msub>
      <mo stretchy="false">=</mo>
      <mrow>
        <mo stretchy="false">∫</mo>
        <mi mathvariant="italic">nWdV</mi>
      </mrow>
    </mrow>
    <annotation encoding="StarMath 5.0">U_L = int nWdV</annotation>
  </semantics>
</math>
</file>

<file path=Object 3/content.xml><?xml version="1.0" encoding="utf-8"?>
<math xmlns="http://www.w3.org/1998/Math/MathML" display="block">
  <semantics>
    <mrow>
      <mrow>
        <mrow>
          <mo stretchy="false">∫</mo>
          <mi mathvariant="italic">dl</mi>
        </mrow>
        <mo stretchy="false">=</mo>
        <mn>2</mn>
      </mrow>
      <mi mathvariant="normal">π</mi>
      <mi>L</mi>
      <msub>
        <mi>R</mi>
        <mi>T</mi>
      </msub>
    </mrow>
    <annotation encoding="StarMath 5.0">int dl = 2%pi L R_T
</annotation>
  </semantics>
</math>
</file>

<file path=Object 4/content.xml><?xml version="1.0" encoding="utf-8"?>
<math xmlns="http://www.w3.org/1998/Math/MathML" display="block">
  <semantics>
    <mrow>
      <msub>
        <mi>I</mi>
        <mi>L</mi>
      </msub>
      <mo stretchy="false">=</mo>
      <mfrac>
        <mrow>
          <mn>3</mn>
          <msub>
            <mi>U</mi>
            <mi>L</mi>
          </msub>
          <mi>L</mi>
        </mrow>
        <mrow>
          <mn>2</mn>
          <mi mathvariant="normal">π</mi>
          <msub>
            <mi>B</mi>
            <mi>E</mi>
          </msub>
          <msubsup>
            <mi>R</mi>
            <mi>T</mi>
            <mn>2</mn>
          </msubsup>
        </mrow>
      </mfrac>
    </mrow>
    <annotation encoding="StarMath 5.0">I_L = { 3U_L L }over{ 2%pi B_E R^2_T }</annotation>
  </semantics>
</math>
</file>

<file path=Object 5/content.xml><?xml version="1.0" encoding="utf-8"?>
<math xmlns="http://www.w3.org/1998/Math/MathML" display="block">
  <semantics>
    <mrow>
      <mfrac>
        <mrow>
          <mo stretchy="false">−</mo>
          <mi mathvariant="normal">μ</mi>
        </mrow>
        <mrow>
          <mn>4</mn>
          <mi mathvariant="normal">π</mi>
        </mrow>
      </mfrac>
      <mrow>
        <mfrac>
          <mrow>
            <mn>3</mn>
            <msub>
              <mi>U</mi>
              <mi>L</mi>
            </msub>
          </mrow>
          <mrow>
            <mn>4</mn>
            <mi mathvariant="normal">π</mi>
            <msub>
              <mi>B</mi>
              <mi>T</mi>
            </msub>
            <msubsup>
              <mi>R</mi>
              <mi>T</mi>
              <mn>3</mn>
            </msubsup>
          </mrow>
        </mfrac>
        <mo stretchy="false">=</mo>
        <mi mathvariant="normal">δ</mi>
      </mrow>
      <msub>
        <mi>B</mi>
        <mi>d</mi>
      </msub>
    </mrow>
    <annotation encoding="StarMath 5.0">-{ %mu }over{ 4%pi }{ 3U_L }over{ 4%pi B_T R^3_T  } = %delta B_d</annotation>
  </semantics>
</math>
</file>

<file path=Object 6/content.xml><?xml version="1.0" encoding="utf-8"?>
<math xmlns="http://www.w3.org/1998/Math/MathML" display="block">
  <semantics>
    <mrow>
      <mi mathvariant="normal">δ</mi>
      <mrow>
        <msub>
          <mi>B</mi>
          <mi mathvariant="normal">μ</mi>
        </msub>
        <mo stretchy="false">=</mo>
        <mfrac>
          <msub>
            <mi mathvariant="normal">μ</mi>
            <mn>0</mn>
          </msub>
          <mrow>
            <mn>4</mn>
            <mi mathvariant="normal">π</mi>
          </mrow>
        </mfrac>
      </mrow>
      <mfrac>
        <mi>W</mi>
        <mrow>
          <msub>
            <mi>B</mi>
            <mi>T</mi>
          </msub>
          <msubsup>
            <mi>R</mi>
            <mi>T</mi>
            <mn>3</mn>
          </msubsup>
        </mrow>
      </mfrac>
    </mrow>
    <annotation encoding="StarMath 5.0">%delta B_%mu = { %mu_0 }over{ 4 %pi } { W } over{ B_T R^3_T }</annotation>
  </semantics>
</math>
</file>

<file path=Object 7/content.xml><?xml version="1.0" encoding="utf-8"?>
<math xmlns="http://www.w3.org/1998/Math/MathML" display="block">
  <semantics>
    <mrow>
      <mi mathvariant="normal">Δ</mi>
      <mrow>
        <mi>B</mi>
        <mo stretchy="false">=</mo>
        <mfrac>
          <msub>
            <mi mathvariant="normal">μ</mi>
            <mn>0</mn>
          </msub>
          <mrow>
            <mn>4</mn>
            <mi mathvariant="normal">π</mi>
          </mrow>
        </mfrac>
      </mrow>
      <mfrac>
        <msub>
          <mi>U</mi>
          <mi>R</mi>
        </msub>
        <mrow>
          <msub>
            <mi>B</mi>
            <mi>T</mi>
          </msub>
          <msubsup>
            <mi>R</mi>
            <mi>T</mi>
            <mn>3</mn>
          </msubsup>
        </mrow>
      </mfrac>
    </mrow>
    <annotation encoding="StarMath 5.0">%DELTA B = { %mu_0 }over { 4 %pi }{ U_R }over{ B_T R^3_T }</annotation>
  </semantics>
</math>
</file>

<file path=Object 8/content.xml><?xml version="1.0" encoding="utf-8"?>
<math xmlns="http://www.w3.org/1998/Math/MathML" display="block">
  <semantics>
    <mrow>
      <mi mathvariant="normal">Δ</mi>
      <mrow>
        <msub>
          <mi>B</mi>
          <mi>R</mi>
        </msub>
        <mo stretchy="false">=</mo>
        <mfrac>
          <mrow>
            <mo stretchy="false">−</mo>
            <msub>
              <mi mathvariant="normal">μ</mi>
              <mn>0</mn>
            </msub>
          </mrow>
          <mrow>
            <mn>2</mn>
            <mi mathvariant="normal">π</mi>
          </mrow>
        </mfrac>
      </mrow>
      <mfrac>
        <msub>
          <mi>U</mi>
          <mi>R</mi>
        </msub>
        <mrow>
          <msub>
            <mi>B</mi>
            <mi>T</mi>
          </msub>
          <msubsup>
            <mi>R</mi>
            <mi>T</mi>
            <mn>3</mn>
          </msubsup>
        </mrow>
      </mfrac>
    </mrow>
    <annotation encoding="StarMath 5.0">%DELTA B_R = -{ %mu_0 }over{ 2%pi } { U_R }over{ B_T R^3_T}</annotation>
  </semantics>
</math>
</file>

<file path=Object 9/content.xml><?xml version="1.0" encoding="utf-8"?>
<math xmlns="http://www.w3.org/1998/Math/MathML" display="block">
  <semantics>
    <mrow>
      <mi mathvariant="normal">Δ</mi>
      <mrow>
        <msub>
          <mi>b</mi>
          <mi>R</mi>
        </msub>
        <mo stretchy="false">=</mo>
        <mi mathvariant="normal">Δ</mi>
      </mrow>
      <mrow>
        <msub>
          <mi>B</mi>
          <mi>d</mi>
        </msub>
        <mo stretchy="false">+</mo>
        <mi mathvariant="normal">Δ</mi>
      </mrow>
      <msub>
        <mi>B</mi>
        <mi mathvariant="normal">μ</mi>
      </msub>
    </mrow>
    <annotation encoding="StarMath 5.0">%DELTA b_R = %DELTA B_d + %DELTA B_%mu</annotation>
  </semantics>
</math>
</file>